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D0000031CF3A05CE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4.218cm" svg:height="20.008cm" svg:x="1.8cm" svg:y="0.6cm">
          <draw:image xlink:href="Pictures/100000000000038D0000031CF3A05CE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1:26.251164456</meta:creation-date>
    <dc:date>2016-09-30T16:16:46.868208593</dc:date>
    <meta:editing-duration>P0D</meta:editing-duration>
    <meta:editing-cycles>1</meta:editing-cycles>
    <meta:generator>LibreOffice/4.2.8.2$Linux_X86_64 LibreOffice_project/420m0$Build-2</meta:generator>
    <meta:document-statistic meta:object-count="24"/>
  </office:meta>
</office:document-meta>
</file>